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5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officeooo:rsid="0016e4b5" officeooo:paragraph-rsid="0016e4b5"/>
    </style:style>
    <style:style style:name="P2" style:family="paragraph" style:parent-style-name="Standard">
      <style:text-properties style:font-name="Courier 10 Pitch" officeooo:rsid="001788af" officeooo:paragraph-rsid="001788af"/>
    </style:style>
    <style:style style:name="P3" style:family="paragraph" style:parent-style-name="Table_20_Contents">
      <style:text-properties style:font-name="Courier 10 Pitch"/>
    </style:style>
    <style:style style:name="P4" style:family="paragraph" style:parent-style-name="Table_20_Contents">
      <style:text-properties style:font-name="Courier 10 Pitch" officeooo:rsid="0016e4b5" officeooo:paragraph-rsid="0016e4b5"/>
    </style:style>
    <style:style style:name="P5" style:family="paragraph" style:parent-style-name="Table_20_Contents">
      <style:text-properties style:font-name="Courier 10 Pitch" officeooo:rsid="001788af" officeooo:paragraph-rsid="001788af"/>
    </style:style>
    <style:style style:name="P6" style:family="paragraph" style:parent-style-name="Standard">
      <style:text-properties style:font-name="Courier 10 Pitch" officeooo:rsid="001d5353" officeooo:paragraph-rsid="001d5353"/>
    </style:style>
    <style:style style:name="T1" style:family="text">
      <style:text-properties officeooo:rsid="0019fb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eractive Intelligence, Inc.</text:p>
      <text:p text:style-name="P6">Design of RESTful API for shopping-cart-exercise</text:p>
      <text:p text:style-name="P6">First Draft</text:p>
      <text:p text:style-name="P6">Prepared April 22, 2015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roductService.getProducts()</text:p>
          </table:table-cell>
          <table:table-cell table:style-name="Table1.B1" office:value-type="string">
            <text:p text:style-name="P5">Takes callback as an argument.</text:p>
            <text:p text:style-name="P5"/>
            <text:p text:style-name="P5">GET /products</text:p>
          </table:table-cell>
        </table:table-row>
        <table:table-row>
          <table:table-cell table:style-name="Table1.A2" office:value-type="string">
            <text:p text:style-name="P2">productService.getProductById()</text:p>
          </table:table-cell>
          <table:table-cell table:style-name="Table1.B2" office:value-type="string">
            <text:p text:style-name="P5">Takes productId and callback as arguments.</text:p>
            <text:p text:style-name="P5"/>
            <text:p text:style-name="P5">GET /product/:<text:span text:style-name="T1">productId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couponService.getCoupons()</text:p>
          </table:table-cell>
          <table:table-cell table:style-name="Table1.B2" office:value-type="string">
            <text:p text:style-name="P5">Takes callback as an argument.</text:p>
            <text:p text:style-name="P5"/>
            <text:p text:style-name="P5">GET /coupons</text:p>
          </table:table-cell>
        </table:table-row>
        <table:table-row>
          <table:table-cell table:style-name="Table1.A2" office:value-type="string">
            <text:p text:style-name="P2">couponService.getCouponById()</text:p>
          </table:table-cell>
          <table:table-cell table:style-name="Table1.B2" office:value-type="string">
            <text:p text:style-name="P5">Takes couponId and callback as arguments.</text:p>
            <text:p text:style-name="P5"/>
            <text:p text:style-name="P5">GET /coupons/:<text:span text:style-name="T1">couponId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ShoppingCartItem(product)</text:p>
          </table:table-cell>
          <table:table-cell table:style-name="Table1.B2" office:value-type="string">
            <text:p text:style-name="P4">Constructor; takes product as an argument.</text:p>
          </table:table-cell>
        </table:table-row>
        <table:table-row>
          <table:table-cell table:style-name="Table1.A2" office:value-type="string">
            <text:p text:style-name="P4">ShoppingCartItem.getProduct()</text:p>
          </table:table-cell>
          <table:table-cell table:style-name="Table1.B2" office:value-type="string">
            <text:p text:style-name="P4">Takes no arguments.</text:p>
            <text:p text:style-name="P4"/>
            <text:p text:style-name="P5">GET /carts/x/items/y/product</text:p>
          </table:table-cell>
        </table:table-row>
        <table:table-row>
          <table:table-cell table:style-name="Table1.A2" office:value-type="string">
            <text:p text:style-name="P4">ShoppingCartItem.getQuantity()</text:p>
          </table:table-cell>
          <table:table-cell table:style-name="Table1.B2" office:value-type="string">
            <text:p text:style-name="P4">Takes no arguments.</text:p>
            <text:p text:style-name="P4"/>
            <text:p text:style-name="P5">GET /carts/x/items/y/quantity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ShoppingCart()</text:p>
          </table:table-cell>
          <table:table-cell table:style-name="Table1.B2" office:value-type="string">
            <text:p text:style-name="P4">Constructor. <text:s/>Takes no arguments. <text:s/>Used internally, use createShoppingCart() for API.</text:p>
          </table:table-cell>
        </table:table-row>
        <text:soft-page-break/>
        <table:table-row>
          <table:table-cell table:style-name="Table1.A2" office:value-type="string">
            <text:p text:style-name="P4">ShoppingCart.getItems()</text:p>
          </table:table-cell>
          <table:table-cell table:style-name="Table1.B2" office:value-type="string">
            <text:p text:style-name="P5">GET /carts/x</text:p>
            <text:p text:style-name="P5"/>
          </table:table-cell>
        </table:table-row>
        <table:table-row>
          <table:table-cell table:style-name="Table1.A2" office:value-type="string">
            <text:p text:style-name="P4">ShoppingCart.getItemByProductId()</text:p>
          </table:table-cell>
          <table:table-cell table:style-name="Table1.B2" office:value-type="string">
            <text:p text:style-name="P4">Takes productId and callback as arguments.</text:p>
            <text:p text:style-name="P4"/>
            <text:p text:style-name="P5">GET /carts/x/products/y</text:p>
            <text:p text:style-name="P5"/>
          </table:table-cell>
        </table:table-row>
        <table:table-row>
          <table:table-cell table:style-name="Table1.A2" office:value-type="string">
            <text:p text:style-name="P4">ShoppingCart.addItem()</text:p>
          </table:table-cell>
          <table:table-cell table:style-name="Table1.B2" office:value-type="string">
            <text:p text:style-name="P4">Takes productId, quantity, and callback as arguments.</text:p>
            <text:p text:style-name="P4"/>
            <text:p text:style-name="P5">POST /carts/x/productid/y/quantity/z</text:p>
          </table:table-cell>
        </table:table-row>
        <table:table-row>
          <table:table-cell table:style-name="Table1.A2" office:value-type="string">
            <text:p text:style-name="P4">ShoppingCart.updateItemQuantity()</text:p>
          </table:table-cell>
          <table:table-cell table:style-name="Table1.B2" office:value-type="string">
            <text:p text:style-name="P4">Takes productId, quantity, and callback as arguments.</text:p>
            <text:p text:style-name="P4"/>
            <text:p text:style-name="P5">POST /carts/x</text:p>
          </table:table-cell>
        </table:table-row>
        <table:table-row>
          <table:table-cell table:style-name="Table1.A2" office:value-type="string">
            <text:p text:style-name="P4">ShoppingCart.removeItem()</text:p>
          </table:table-cell>
          <table:table-cell table:style-name="Table1.B2" office:value-type="string">
            <text:p text:style-name="P4">Takes productId and callback as arguments.</text:p>
            <text:p text:style-name="P4"/>
            <text:p text:style-name="P5">DELETE /carts/x/item/y</text:p>
          </table:table-cell>
        </table:table-row>
        <table:table-row>
          <table:table-cell table:style-name="Table1.A2" office:value-type="string">
            <text:p text:style-name="P4">ShoppingCart.getTotal()</text:p>
          </table:table-cell>
          <table:table-cell table:style-name="Table1.B2" office:value-type="string">
            <text:p text:style-name="P4">Takes no arguments.</text:p>
            <text:p text:style-name="P4"/>
            <text:p text:style-name="P5">GET /carts/x/total</text:p>
          </table:table-cell>
        </table:table-row>
        <table:table-row>
          <table:table-cell table:style-name="Table1.A2" office:value-type="string">
            <text:p text:style-name="P4">ShoppingCart.applyCoupon()</text:p>
          </table:table-cell>
          <table:table-cell table:style-name="Table1.B2" office:value-type="string">
            <text:p text:style-name="P4">Takes couponId and callback as arguments.</text:p>
            <text:p text:style-name="P4"/>
            <text:p text:style-name="P5">POST /carts/x/coupon/y</text:p>
            <text:p text:style-name="P5"/>
          </table:table-cell>
        </table:table-row>
        <table:table-row>
          <table:table-cell table:style-name="Table1.A2" office:value-type="string">
            <text:p text:style-name="P4">ShoppingCart.getCoupons()</text:p>
          </table:table-cell>
          <table:table-cell table:style-name="Table1.B2" office:value-type="string">
            <text:p text:style-name="P4">Takes callback as an argument.</text:p>
            <text:p text:style-name="P4"/>
            <text:p text:style-name="P5">POST /carts/x/coupons</text:p>
          </table:table-cell>
        </table:table-row>
        <table:table-row>
          <table:table-cell table:style-name="Table1.A2" office:value-type="string">
            <text:p text:style-name="P4">createShoppingCart()</text:p>
          </table:table-cell>
          <table:table-cell table:style-name="Table1.B2" office:value-type="string">
            <text:p text:style-name="P4">Takes no arguments.</text:p>
            <text:p text:style-name="P4"/>
            <text:p text:style-name="P5">GET /car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5:28:01.387268437</meta:creation-date>
    <dc:date>2015-04-22T15:12:44.311122411</dc:date>
    <meta:editing-duration>PT19H16M9S</meta:editing-duration>
    <meta:editing-cycles>4</meta:editing-cycles>
    <meta:generator>LibreOffice/4.2.7.2$Linux_X86_64 LibreOffice_project/420m0$Build-2</meta:generator>
    <meta:print-date>2015-04-21T16:13:14.551874818</meta:print-date>
    <meta:document-statistic meta:table-count="1" meta:image-count="0" meta:object-count="0" meta:page-count="2" meta:paragraph-count="52" meta:word-count="149" meta:character-count="1464" meta:non-whitespace-character-count="1365"/>
  </office:meta>
</office:document-meta>
</file>